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90000043CA8BAFD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333333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66cc" draw:fill="solid" draw:fill-color="#00808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c5000b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314004" draw:fill="solid"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5cm" svg:stroke-color="#808000" draw:marker-start-width="0.425cm" draw:marker-end-width="0.425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9" style:family="graphic" style:parent-style-name="objectwithoutfill">
      <style:graphic-properties svg:stroke-width="0.203cm" svg:stroke-color="#000080" draw:marker-start="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10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75cm" svg:stroke-color="#ff950e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svg:stroke-width="0.1cm" svg:stroke-color="#c5000b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051cm" svg:stroke-color="#0000ff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203cm" svg:stroke-color="#000080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152cm" svg:stroke-color="#355e00" draw:marker-start-width="0.427cm" draw:marker-end="Arrowheads_20_2" draw:marker-end-width="0.4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2.778cm" svg:y="26.813cm" svg:viewBox="0 0 0 0" draw:points="0,0">
          <text:p/>
        </draw:polygon>
        <draw:polygon draw:style-name="gr1" draw:text-style-name="P1" draw:layer="layout" svg:width="0cm" svg:height="0cm" svg:x="12.05cm" svg:y="28.2cm" svg:viewBox="0 0 0 0" draw:points="0,0">
          <text:p/>
        </draw:polygon>
        <draw:line draw:style-name="gr2" draw:text-style-name="P1" draw:layer="layout" svg:x1="13.319cm" svg:y1="20.742cm" svg:x2="13.319cm" svg:y2="28.127cm">
          <text:p/>
        </draw:line>
        <draw:line draw:style-name="gr2" draw:text-style-name="P1" draw:layer="layout" svg:x1="19.461cm" svg:y1="28.127cm" svg:x2="13.319cm" svg:y2="28.127cm">
          <text:p/>
        </draw:line>
        <draw:line draw:style-name="gr2" draw:text-style-name="P1" draw:layer="layout" svg:x1="19.408cm" svg:y1="20.664cm" svg:x2="19.408cm" svg:y2="28.126cm">
          <text:p/>
        </draw:line>
        <draw:custom-shape draw:style-name="gr3" draw:text-style-name="P1" draw:layer="layout" svg:width="5.835cm" svg:height="6.604cm" svg:x="13.446cm" svg:y="21.3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3cm" svg:height="1.578cm" svg:x="13.587cm" svg:y="26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4.683cm" svg:y1="26.284cm" svg:x2="14.683cm" svg:y2="15.732cm">
          <text:p/>
        </draw:line>
        <draw:custom-shape draw:style-name="gr6" draw:text-style-name="P1" draw:layer="layout" svg:width="0.467cm" svg:height="0.594cm" svg:x="18.44cm" svg:y="27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8.673cm" svg:y1="27.64cm" svg:x2="18.673cm" svg:y2="27.873cm">
          <text:p/>
        </draw:line>
        <draw:line draw:style-name="gr8" draw:text-style-name="P1" draw:layer="layout" svg:x1="18.653cm" svg:y1="27.046cm" svg:x2="18.653cm" svg:y2="13.076cm">
          <text:p/>
        </draw:line>
        <draw:line draw:style-name="gr9" draw:text-style-name="P1" draw:layer="layout" svg:x1="14.012cm" svg:y1="26.295cm" svg:x2="14.012cm" svg:y2="20.326cm">
          <text:p/>
        </draw:line>
        <draw:line draw:style-name="gr10" draw:text-style-name="P1" draw:layer="layout" svg:x1="18.653cm" svg:y1="13.076cm" svg:x2="15.351cm" svg:y2="13.076cm">
          <text:p/>
        </draw:line>
        <draw:frame draw:style-name="gr11" draw:text-style-name="P1" draw:layer="layout" svg:width="10.046cm" svg:height="13.199cm" svg:x="5.318cm" svg:y="2.533cm">
          <draw:image xlink:href="Pictures/10000201000003390000043CA8BAFDED.png" xlink:type="simple" xlink:show="embed" xlink:actuate="onLoad">
            <text:p/>
          </draw:image>
        </draw:frame>
        <draw:line draw:style-name="gr12" draw:text-style-name="P1" draw:layer="layout" svg:x1="9.763cm" svg:y1="19.669cm" svg:x2="9.767cm" svg:y2="15.739cm">
          <text:p/>
        </draw:line>
        <draw:line draw:style-name="gr13" draw:text-style-name="P1" draw:layer="layout" svg:x1="7.001cm" svg:y1="15.733cm" svg:x2="7.001cm" svg:y2="17.776cm">
          <text:p/>
        </draw:line>
        <draw:custom-shape draw:style-name="gr14" draw:text-style-name="P2" draw:layer="layout" svg:width="3.048cm" svg:height="0.889cm" svg:x="5.512cm" svg:y="17.765cm">
          <text:p text:style-name="P1"><text:span text:style-name="T1">110-220V AC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8.164cm" svg:height="7.366cm" svg:x="0.855cm" svg:y="20.68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0.34cm" svg:height="0.511cm" svg:x="4.81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4.916cm" svg:y1="24.368cm" svg:x2="4.916cm" svg:y2="24.731cm">
          <text:p/>
        </draw:line>
        <draw:line draw:style-name="gr9" draw:text-style-name="P1" draw:layer="layout" svg:x1="7.939cm" svg:y1="27.797cm" svg:x2="7.939cm" svg:y2="20.326cm">
          <text:p/>
        </draw:line>
        <draw:polygon draw:style-name="gr1" draw:text-style-name="P1" draw:layer="layout" svg:width="0cm" svg:height="0cm" svg:x="2.778cm" svg:y="26.813cm" svg:viewBox="0 0 0 0" draw:points="0,0">
          <text:p/>
        </draw:polygon>
        <draw:line draw:style-name="gr17" draw:text-style-name="P1" draw:layer="layout" svg:x1="14.081cm" svg:y1="20.304cm" svg:x2="2.016cm" svg:y2="20.326cm">
          <text:p/>
        </draw:line>
        <draw:line draw:style-name="gr12" draw:text-style-name="P1" draw:layer="layout" svg:x1="4.937cm" svg:y1="23.86cm" svg:x2="4.937cm" svg:y2="19.669cm">
          <text:p/>
        </draw:line>
        <draw:line draw:style-name="gr18" draw:text-style-name="P1" draw:layer="layout" svg:x1="2.397cm" svg:y1="22.072cm" svg:x2="2.5cm" svg:y2="21.828cm">
          <text:p/>
        </draw:line>
        <draw:line draw:style-name="gr16" draw:text-style-name="P1" draw:layer="layout" svg:x1="5.09cm" svg:y1="24.368cm" svg:x2="5.09cm" svg:y2="24.731cm">
          <text:p/>
        </draw:line>
        <draw:line draw:style-name="gr9" draw:text-style-name="P1" draw:layer="layout" svg:x1="1.937cm" svg:y1="27.797cm" svg:x2="1.937cm" svg:y2="20.224cm">
          <text:p/>
        </draw:line>
        <draw:line draw:style-name="gr9" draw:text-style-name="P1" draw:layer="layout" svg:x1="3.935cm" svg:y1="27.797cm" svg:x2="3.935cm" svg:y2="20.304cm">
          <text:p/>
        </draw:line>
        <draw:line draw:style-name="gr9" draw:text-style-name="P1" draw:layer="layout" svg:x1="5.935cm" svg:y1="27.797cm" svg:x2="5.935cm" svg:y2="20.304cm">
          <text:p/>
        </draw:line>
        <draw:line draw:style-name="gr18" draw:text-style-name="P1" draw:layer="layout" svg:x1="2.394cm" svg:y1="21.163cm" svg:x2="2.497cm" svg:y2="20.919cm">
          <text:p/>
        </draw:line>
        <draw:line draw:style-name="gr18" draw:text-style-name="P1" draw:layer="layout" svg:x1="2.405cm" svg:y1="22.956cm" svg:x2="2.508cm" svg:y2="22.712cm">
          <text:p/>
        </draw:line>
        <draw:line draw:style-name="gr18" draw:text-style-name="P1" draw:layer="layout" svg:x1="2.405cm" svg:y1="23.856cm" svg:x2="2.508cm" svg:y2="23.612cm">
          <text:p/>
        </draw:line>
        <draw:line draw:style-name="gr18" draw:text-style-name="P1" draw:layer="layout" svg:x1="2.405cm" svg:y1="24.756cm" svg:x2="2.508cm" svg:y2="24.512cm">
          <text:p/>
        </draw:line>
        <draw:line draw:style-name="gr18" draw:text-style-name="P1" draw:layer="layout" svg:x1="2.405cm" svg:y1="25.656cm" svg:x2="2.508cm" svg:y2="25.412cm">
          <text:p/>
        </draw:line>
        <draw:line draw:style-name="gr18" draw:text-style-name="P1" draw:layer="layout" svg:x1="2.405cm" svg:y1="26.556cm" svg:x2="2.508cm" svg:y2="26.312cm">
          <text:p/>
        </draw:line>
        <draw:line draw:style-name="gr18" draw:text-style-name="P1" draw:layer="layout" svg:x1="1.405cm" svg:y1="21.656cm" svg:x2="1.508cm" svg:y2="21.412cm">
          <text:p/>
        </draw:line>
        <draw:line draw:style-name="gr18" draw:text-style-name="P1" draw:layer="layout" svg:x1="1.405cm" svg:y1="22.556cm" svg:x2="1.508cm" svg:y2="22.312cm">
          <text:p/>
        </draw:line>
        <draw:line draw:style-name="gr18" draw:text-style-name="P1" draw:layer="layout" svg:x1="1.405cm" svg:y1="23.456cm" svg:x2="1.508cm" svg:y2="23.212cm">
          <text:p/>
        </draw:line>
        <draw:line draw:style-name="gr18" draw:text-style-name="P1" draw:layer="layout" svg:x1="1.405cm" svg:y1="24.356cm" svg:x2="1.508cm" svg:y2="24.112cm">
          <text:p/>
        </draw:line>
        <draw:line draw:style-name="gr18" draw:text-style-name="P1" draw:layer="layout" svg:x1="1.405cm" svg:y1="25.256cm" svg:x2="1.508cm" svg:y2="25.012cm">
          <text:p/>
        </draw:line>
        <draw:line draw:style-name="gr18" draw:text-style-name="P1" draw:layer="layout" svg:x1="1.405cm" svg:y1="26.156cm" svg:x2="1.508cm" svg:y2="25.912cm">
          <text:p/>
        </draw:line>
        <draw:line draw:style-name="gr18" draw:text-style-name="P1" draw:layer="layout" svg:x1="2.405cm" svg:y1="27.356cm" svg:x2="2.508cm" svg:y2="27.112cm">
          <text:p/>
        </draw:line>
        <draw:line draw:style-name="gr18" draw:text-style-name="P1" draw:layer="layout" svg:x1="1.405cm" svg:y1="27.056cm" svg:x2="1.508cm" svg:y2="26.812cm">
          <text:p/>
        </draw:line>
        <draw:line draw:style-name="gr18" draw:text-style-name="P1" draw:layer="layout" svg:x1="4.405cm" svg:y1="22.057cm" svg:x2="4.508cm" svg:y2="21.813cm">
          <text:p/>
        </draw:line>
        <draw:line draw:style-name="gr18" draw:text-style-name="P1" draw:layer="layout" svg:x1="4.402cm" svg:y1="21.148cm" svg:x2="4.505cm" svg:y2="20.904cm">
          <text:p/>
        </draw:line>
        <draw:line draw:style-name="gr18" draw:text-style-name="P1" draw:layer="layout" svg:x1="4.413cm" svg:y1="22.941cm" svg:x2="4.516cm" svg:y2="22.697cm">
          <text:p/>
        </draw:line>
        <draw:line draw:style-name="gr18" draw:text-style-name="P1" draw:layer="layout" svg:x1="4.413cm" svg:y1="23.841cm" svg:x2="4.516cm" svg:y2="23.597cm">
          <text:p/>
        </draw:line>
        <draw:line draw:style-name="gr18" draw:text-style-name="P1" draw:layer="layout" svg:x1="4.413cm" svg:y1="24.741cm" svg:x2="4.516cm" svg:y2="24.497cm">
          <text:p/>
        </draw:line>
        <draw:line draw:style-name="gr18" draw:text-style-name="P1" draw:layer="layout" svg:x1="4.413cm" svg:y1="25.641cm" svg:x2="4.516cm" svg:y2="25.397cm">
          <text:p/>
        </draw:line>
        <draw:line draw:style-name="gr18" draw:text-style-name="P1" draw:layer="layout" svg:x1="4.413cm" svg:y1="26.541cm" svg:x2="4.516cm" svg:y2="26.297cm">
          <text:p/>
        </draw:line>
        <draw:line draw:style-name="gr18" draw:text-style-name="P1" draw:layer="layout" svg:x1="3.413cm" svg:y1="21.641cm" svg:x2="3.516cm" svg:y2="21.397cm">
          <text:p/>
        </draw:line>
        <draw:line draw:style-name="gr18" draw:text-style-name="P1" draw:layer="layout" svg:x1="3.413cm" svg:y1="22.541cm" svg:x2="3.516cm" svg:y2="22.297cm">
          <text:p/>
        </draw:line>
        <draw:line draw:style-name="gr18" draw:text-style-name="P1" draw:layer="layout" svg:x1="3.413cm" svg:y1="23.441cm" svg:x2="3.516cm" svg:y2="23.197cm">
          <text:p/>
        </draw:line>
        <draw:line draw:style-name="gr18" draw:text-style-name="P1" draw:layer="layout" svg:x1="3.413cm" svg:y1="24.341cm" svg:x2="3.516cm" svg:y2="24.097cm">
          <text:p/>
        </draw:line>
        <draw:line draw:style-name="gr18" draw:text-style-name="P1" draw:layer="layout" svg:x1="3.413cm" svg:y1="25.241cm" svg:x2="3.516cm" svg:y2="24.997cm">
          <text:p/>
        </draw:line>
        <draw:line draw:style-name="gr18" draw:text-style-name="P1" draw:layer="layout" svg:x1="3.413cm" svg:y1="26.141cm" svg:x2="3.516cm" svg:y2="25.897cm">
          <text:p/>
        </draw:line>
        <draw:line draw:style-name="gr18" draw:text-style-name="P1" draw:layer="layout" svg:x1="4.413cm" svg:y1="27.341cm" svg:x2="4.516cm" svg:y2="27.097cm">
          <text:p/>
        </draw:line>
        <draw:line draw:style-name="gr18" draw:text-style-name="P1" draw:layer="layout" svg:x1="3.413cm" svg:y1="27.041cm" svg:x2="3.516cm" svg:y2="26.797cm">
          <text:p/>
        </draw:line>
        <draw:line draw:style-name="gr18" draw:text-style-name="P1" draw:layer="layout" svg:x1="6.405cm" svg:y1="22.057cm" svg:x2="6.508cm" svg:y2="21.813cm">
          <text:p/>
        </draw:line>
        <draw:line draw:style-name="gr18" draw:text-style-name="P1" draw:layer="layout" svg:x1="6.402cm" svg:y1="21.148cm" svg:x2="6.505cm" svg:y2="20.904cm">
          <text:p/>
        </draw:line>
        <draw:line draw:style-name="gr18" draw:text-style-name="P1" draw:layer="layout" svg:x1="6.413cm" svg:y1="22.941cm" svg:x2="6.516cm" svg:y2="22.697cm">
          <text:p/>
        </draw:line>
        <draw:line draw:style-name="gr18" draw:text-style-name="P1" draw:layer="layout" svg:x1="6.413cm" svg:y1="23.841cm" svg:x2="6.516cm" svg:y2="23.597cm">
          <text:p/>
        </draw:line>
        <draw:line draw:style-name="gr18" draw:text-style-name="P1" draw:layer="layout" svg:x1="6.413cm" svg:y1="24.741cm" svg:x2="6.516cm" svg:y2="24.497cm">
          <text:p/>
        </draw:line>
        <draw:line draw:style-name="gr18" draw:text-style-name="P1" draw:layer="layout" svg:x1="6.413cm" svg:y1="25.641cm" svg:x2="6.516cm" svg:y2="25.397cm">
          <text:p/>
        </draw:line>
        <draw:line draw:style-name="gr18" draw:text-style-name="P1" draw:layer="layout" svg:x1="6.413cm" svg:y1="26.541cm" svg:x2="6.516cm" svg:y2="26.297cm">
          <text:p/>
        </draw:line>
        <draw:line draw:style-name="gr18" draw:text-style-name="P1" draw:layer="layout" svg:x1="5.413cm" svg:y1="21.641cm" svg:x2="5.516cm" svg:y2="21.397cm">
          <text:p/>
        </draw:line>
        <draw:line draw:style-name="gr18" draw:text-style-name="P1" draw:layer="layout" svg:x1="5.413cm" svg:y1="22.541cm" svg:x2="5.516cm" svg:y2="22.297cm">
          <text:p/>
        </draw:line>
        <draw:line draw:style-name="gr18" draw:text-style-name="P1" draw:layer="layout" svg:x1="5.413cm" svg:y1="23.441cm" svg:x2="5.516cm" svg:y2="23.197cm">
          <text:p/>
        </draw:line>
        <draw:line draw:style-name="gr18" draw:text-style-name="P1" draw:layer="layout" svg:x1="5.413cm" svg:y1="24.341cm" svg:x2="5.516cm" svg:y2="24.097cm">
          <text:p/>
        </draw:line>
        <draw:line draw:style-name="gr18" draw:text-style-name="P1" draw:layer="layout" svg:x1="5.413cm" svg:y1="25.241cm" svg:x2="5.516cm" svg:y2="24.997cm">
          <text:p/>
        </draw:line>
        <draw:line draw:style-name="gr18" draw:text-style-name="P1" draw:layer="layout" svg:x1="5.413cm" svg:y1="26.141cm" svg:x2="5.516cm" svg:y2="25.897cm">
          <text:p/>
        </draw:line>
        <draw:line draw:style-name="gr18" draw:text-style-name="P1" draw:layer="layout" svg:x1="6.413cm" svg:y1="27.341cm" svg:x2="6.516cm" svg:y2="27.097cm">
          <text:p/>
        </draw:line>
        <draw:line draw:style-name="gr18" draw:text-style-name="P1" draw:layer="layout" svg:x1="5.413cm" svg:y1="27.041cm" svg:x2="5.516cm" svg:y2="26.797cm">
          <text:p/>
        </draw:line>
        <draw:line draw:style-name="gr18" draw:text-style-name="P1" draw:layer="layout" svg:x1="8.405cm" svg:y1="22.057cm" svg:x2="8.508cm" svg:y2="21.813cm">
          <text:p/>
        </draw:line>
        <draw:line draw:style-name="gr18" draw:text-style-name="P1" draw:layer="layout" svg:x1="8.402cm" svg:y1="21.148cm" svg:x2="8.505cm" svg:y2="20.904cm">
          <text:p/>
        </draw:line>
        <draw:line draw:style-name="gr18" draw:text-style-name="P1" draw:layer="layout" svg:x1="8.413cm" svg:y1="22.941cm" svg:x2="8.516cm" svg:y2="22.697cm">
          <text:p/>
        </draw:line>
        <draw:line draw:style-name="gr18" draw:text-style-name="P1" draw:layer="layout" svg:x1="8.413cm" svg:y1="23.841cm" svg:x2="8.516cm" svg:y2="23.597cm">
          <text:p/>
        </draw:line>
        <draw:line draw:style-name="gr18" draw:text-style-name="P1" draw:layer="layout" svg:x1="8.413cm" svg:y1="24.741cm" svg:x2="8.516cm" svg:y2="24.497cm">
          <text:p/>
        </draw:line>
        <draw:line draw:style-name="gr18" draw:text-style-name="P1" draw:layer="layout" svg:x1="8.413cm" svg:y1="25.641cm" svg:x2="8.516cm" svg:y2="25.397cm">
          <text:p/>
        </draw:line>
        <draw:line draw:style-name="gr18" draw:text-style-name="P1" draw:layer="layout" svg:x1="8.413cm" svg:y1="26.541cm" svg:x2="8.516cm" svg:y2="26.297cm">
          <text:p/>
        </draw:line>
        <draw:line draw:style-name="gr18" draw:text-style-name="P1" draw:layer="layout" svg:x1="7.413cm" svg:y1="21.641cm" svg:x2="7.516cm" svg:y2="21.397cm">
          <text:p/>
        </draw:line>
        <draw:line draw:style-name="gr18" draw:text-style-name="P1" draw:layer="layout" svg:x1="7.413cm" svg:y1="22.541cm" svg:x2="7.516cm" svg:y2="22.297cm">
          <text:p/>
        </draw:line>
        <draw:line draw:style-name="gr18" draw:text-style-name="P1" draw:layer="layout" svg:x1="7.413cm" svg:y1="23.441cm" svg:x2="7.516cm" svg:y2="23.197cm">
          <text:p/>
        </draw:line>
        <draw:line draw:style-name="gr18" draw:text-style-name="P1" draw:layer="layout" svg:x1="7.413cm" svg:y1="24.341cm" svg:x2="7.516cm" svg:y2="24.097cm">
          <text:p/>
        </draw:line>
        <draw:line draw:style-name="gr18" draw:text-style-name="P1" draw:layer="layout" svg:x1="7.413cm" svg:y1="25.241cm" svg:x2="7.516cm" svg:y2="24.997cm">
          <text:p/>
        </draw:line>
        <draw:line draw:style-name="gr18" draw:text-style-name="P1" draw:layer="layout" svg:x1="7.413cm" svg:y1="26.141cm" svg:x2="7.516cm" svg:y2="25.897cm">
          <text:p/>
        </draw:line>
        <draw:line draw:style-name="gr18" draw:text-style-name="P1" draw:layer="layout" svg:x1="8.413cm" svg:y1="27.341cm" svg:x2="8.516cm" svg:y2="27.097cm">
          <text:p/>
        </draw:line>
        <draw:line draw:style-name="gr18" draw:text-style-name="P1" draw:layer="layout" svg:x1="7.413cm" svg:y1="27.041cm" svg:x2="7.516cm" svg:y2="26.797cm">
          <text:p/>
        </draw:line>
        <draw:line draw:style-name="gr12" draw:text-style-name="P1" draw:layer="layout" svg:x1="9.763cm" svg:y1="19.669cm" svg:x2="4.937cm" svg:y2="19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1-17T23:19:31</meta:creation-date>
    <dc:date>2013-07-17T16:33:19</dc:date>
    <dc:creator>surcadiz </dc:creator>
    <meta:editing-duration>PT2H16M24S</meta:editing-duration>
    <meta:editing-cycles>22</meta:editing-cycles>
    <meta:generator>LibreOffice/4.0.2.2$Linux_X86_64 LibreOffice_project/400m0$Build-2</meta:generator>
    <meta:document-statistic meta:object-count="89"/>
  </office:meta>
</office:document-meta>
</file>